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0362ec" officeooo:paragraph-rsid="000362ec"/>
    </style:style>
    <style:style style:name="P2" style:family="paragraph" style:parent-style-name="Title">
      <style:text-properties fo:language="en" fo:country="US" officeooo:rsid="0004f8d2" officeooo:paragraph-rsid="0004f8d2"/>
    </style:style>
    <style:style style:name="P3" style:family="paragraph" style:parent-style-name="Text_20_body">
      <style:text-properties fo:language="ru" fo:country="RU" officeooo:rsid="000362ec" officeooo:paragraph-rsid="000362ec"/>
    </style:style>
    <style:style style:name="P4" style:family="paragraph" style:parent-style-name="Text_20_body">
      <style:text-properties fo:language="ru" fo:country="RU" officeooo:rsid="0004f8d2" officeooo:paragraph-rsid="0004f8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 DATA</text:p>
      <text:p text:style-name="P3">проект инструментов для работы с данными</text:p>
      <text:p text:style-name="P3"/>
      <text:p text:style-name="P2">Spring Remoting</text:p>
      <text:p text:style-name="P4">удаленное взаимодействие с компонентами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8:03:24.023000000</meta:creation-date>
    <dc:date>2016-11-09T12:52:43.097000000</dc:date>
    <meta:editing-duration>PT4H28M57S</meta:editing-duration>
    <meta:editing-cycles>2</meta:editing-cycles>
    <meta:generator>LibreOffice/5.2.2.2$Windows_x86 LibreOffice_project/8f96e87c890bf8fa77463cd4b640a2312823f3ad</meta:generator>
    <meta:document-statistic meta:table-count="0" meta:image-count="0" meta:object-count="0" meta:page-count="1" meta:paragraph-count="4" meta:word-count="14" meta:character-count="105" meta:non-whitespace-character-count="95"/>
  </office:meta>
</office:document-meta>
</file>